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909in"/>
    </style:style>
    <style:style style:name="co2" style:family="table-column">
      <style:table-column-properties fo:break-before="auto" style:column-width="1.1382in"/>
    </style:style>
    <style:style style:name="co3" style:family="table-column">
      <style:table-column-properties fo:break-before="auto" style:column-width="0.9118in"/>
    </style:style>
    <style:style style:name="co4" style:family="table-column">
      <style:table-column-properties fo:break-before="auto" style:column-width="0.9717in"/>
    </style:style>
    <style:style style:name="co5" style:family="table-column">
      <style:table-column-properties fo:break-before="auto" style:column-width="0.5953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9835in"/>
    </style:style>
    <style:style style:name="co8" style:family="table-column">
      <style:table-column-properties fo:break-before="auto" style:column-width="1.304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49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8pt" style:font-size-asian="8pt" style:font-size-complex="8pt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none" fo:border-right="none" fo:border-top="1.05pt solid #000000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6pt" style:font-size-asian="6pt" style:font-size-complex="6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size="8pt" style:font-size-asian="8pt" style:font-size-complex="8pt"/>
    </style:style>
    <style:style style:name="ce12" style:family="table-cell" style:parent-style-name="Default">
      <style:table-cell-properties fo:border="none"/>
      <style:text-properties style:font-name="Arial1"/>
    </style:style>
    <style:style style:name="ce13" style:family="table-cell" style:parent-style-name="Default" style:data-style-name="N120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120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6" style:family="table-cell" style:parent-style-name="Default">
      <style:text-properties style:font-name="Arial1" fo:font-size="6pt" style:font-size-asian="6pt" style:font-size-complex="6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ext-properties style:font-name="Arial1" fo:font-weight="bold" style:font-weight-asian="bold" style:font-weight-complex="bold"/>
    </style:style>
    <style:style style:name="ce19" style:family="table-cell" style:parent-style-name="Default">
      <style:table-cell-properties fo:border="none"/>
      <style:text-properties style:font-name="Arial1" fo:font-size="6pt" style:font-size-asian="6pt" style:font-size-complex="6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21" style:family="table-cell" style:parent-style-name="Default" style:data-style-name="N119">
      <style:table-cell-properties fo:border="none"/>
      <style:text-properties style:font-name="Arial1" fo:font-size="8pt" style:font-size-asian="8pt" style:font-size-complex="8pt"/>
    </style:style>
    <style:style style:name="ce22" style:family="table-cell" style:parent-style-name="Default">
      <style:table-cell-properties fo:wrap-option="no-wrap"/>
      <style:text-properties style:font-name="Arial1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24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25" style:family="table-cell" style:parent-style-name="Default">
      <style:table-cell-properties fo:border="none" style:rotation-angle="0"/>
      <style:text-properties style:font-name="Arial1" fo:font-size="6pt" style:font-size-asian="6pt" style:font-size-complex="6pt"/>
    </style:style>
    <style:style style:name="ce26" style:family="table-cell" style:parent-style-name="Default">
      <style:text-properties style:font-name="Arial1" fo:font-size="8pt" style:font-size-asian="8pt" style:font-size-complex="8pt"/>
    </style:style>
    <style:style style:name="ce27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8"/>
        <table:table-column table:style-name="co7" table:default-cell-style-name="ce1"/>
        <table:table-column table:style-name="co8" table:default-cell-style-name="ce22"/>
        <table:table-column table:style-name="co9" table:number-columns-repeated="3" table:default-cell-style-name="ce23"/>
        <table:table-column table:style-name="co9" table:number-columns-repeated="1013" table:default-cell-style-name="ce1"/>
        <table:table-row table:style-name="ro1">
          <table:table-cell table:style-name="Default"/>
          <table:table-cell table:style-name="ce6" office:value-type="string" table:number-columns-spanned="6" table:number-rows-spanned="1">
            <text:p><text:a xlink:href="python://get_company()" xlink:type="simple">Company</text:a></text:p>
          </table:table-cell>
          <table:covered-table-cell table:number-columns-repeated="3" table:style-name="ce12"/>
          <table:covered-table-cell table:style-name="ce17"/>
          <table:covered-table-cell table:style-name="Default"/>
          <table:table-cell table:style-name="ce21" table:formula="of:=NOW()" office:value-type="date" office:date-value="2015-01-08T11:28:48">
            <text:p>08-01-2015 11:28:48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6" office:value-type="string" table:number-columns-spanned="6" table:number-rows-spanned="1">
            <text:p>TRIAL BALANCE</text:p>
          </table:table-cell>
          <table:covered-table-cell table:number-columns-repeated="3" table:style-name="ce12"/>
          <table:covered-table-cell table:style-name="ce17"/>
          <table:covered-table-cell table:style-name="Default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7" office:value-type="string" table:number-columns-spanned="6" table:number-rows-spanned="1">
            <text:p><text:span text:style-name="T2">Period :</text:span> <text:span text:style-name="T3"><text:a xlink:href="python://get_period()" xlink:type="simple">Period</text:a></text:span><text:span text:style-name="T3"> </text:span>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table:number-columns-repeated="3"/>
          <table:table-cell table:style-name="ce15"/>
          <table:table-cell table:number-columns-repeated="1020"/>
        </table:table-row>
        <table:table-row table:style-name="ro4">
          <table:table-cell table:style-name="ce2" office:value-type="string">
            <text:p>Account Code</text:p>
          </table:table-cell>
          <table:table-cell table:style-name="ce2" office:value-type="string">
            <text:p>Account Name</text:p>
          </table:table-cell>
          <table:table-cell table:style-name="ce2" office:value-type="string">
            <text:p>Begin Debit</text:p>
          </table:table-cell>
          <table:table-cell table:style-name="ce2" office:value-type="string">
            <text:p>Begin Credit</text:p>
          </table:table-cell>
          <table:table-cell table:style-name="ce2" office:value-type="string">
            <text:p>Debit</text:p>
          </table:table-cell>
          <table:table-cell table:style-name="ce2" office:value-type="string">
            <text:p>Credit</text:p>
          </table:table-cell>
          <table:table-cell table:style-name="ce20" office:value-type="string">
            <text:p>Ending Debit</text:p>
          </table:table-cell>
          <table:table-cell table:style-name="ce20" office:value-type="string">
            <text:p>Ending Credit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<text:a xlink:href="python://for%20each=%22account%20in%20lines()%22" xlink:type="simple">FOR ACCOUNT</text:a></text:p>
          </table:table-cell>
          <table:table-cell table:style-name="ce8" table:number-columns-repeated="3"/>
          <table:table-cell table:style-name="ce12" table:number-columns-repeated="2"/>
          <table:table-cell table:style-name="ce8"/>
          <table:table-cell table:style-name="ce16"/>
          <table:table-cell table:style-name="ce8"/>
          <table:table-cell table:style-name="ce25"/>
          <table:table-cell table:style-name="ce1"/>
          <table:table-cell table:style-name="ce16"/>
          <table:table-cell table:number-columns-repeated="14"/>
          <table:table-cell table:style-name="ce12"/>
          <table:table-cell table:number-columns-repeated="996"/>
          <table:table-cell table:style-name="Default"/>
        </table:table-row>
        <table:table-row table:style-name="ro4">
          <table:table-cell table:style-name="ce4" office:value-type="string">
            <text:p><text:span text:style-name="T1"><text:a xlink:href="python://account.code" xlink:type="simple">code</text:a></text:span></text:p>
          </table:table-cell>
          <table:table-cell table:style-name="ce9" office:value-type="string">
            <text:p><text:span text:style-name="T1"><text:a xlink:href="python://account.name" xlink:type="simple">name</text:a></text:span></text:p>
          </table:table-cell>
          <table:table-cell table:style-name="ce13" office:value-type="string">
            <text:p><text:a xlink:href="python://account.beginning_debit" xlink:type="simple">BeginDB</text:a></text:p>
          </table:table-cell>
          <table:table-cell table:style-name="ce13" office:value-type="string">
            <text:p><text:a xlink:href="python://account.beginning_credit" xlink:type="simple">BeginCR</text:a></text:p>
          </table:table-cell>
          <table:table-cell table:style-name="ce13" office:value-type="string">
            <text:p><text:a xlink:href="python://account.debit" xlink:type="simple">debit</text:a></text:p>
          </table:table-cell>
          <table:table-cell table:style-name="ce13" office:value-type="string">
            <text:p><text:a xlink:href="python://account.credit" xlink:type="simple">credit</text:a></text:p>
          </table:table-cell>
          <table:table-cell table:style-name="ce13" office:value-type="string">
            <text:p><text:a xlink:href="python://account.ending_debit" xlink:type="simple">EndDebit</text:a></text:p>
          </table:table-cell>
          <table:table-cell table:style-name="ce13" office:value-type="string">
            <text:p><text:a xlink:href="python://account.ending_credit" xlink:type="simple">EndCredit</text:a></text:p>
          </table:table-cell>
          <table:table-cell table:style-name="ce1"/>
          <table:table-cell table:style-name="ce12"/>
          <table:table-cell table:style-name="ce1"/>
          <table:table-cell table:number-columns-repeated="15"/>
          <table:table-cell table:style-name="ce12"/>
          <table:table-cell table:number-columns-repeated="996"/>
          <table:table-cell table:style-name="Default"/>
        </table:table-row>
        <table:table-row table:style-name="ro4">
          <table:table-cell table:style-name="ce3" office:value-type="string">
            <text:p><text:a xlink:href="python:///for" xlink:type="simple">END ACCOUNT</text:a></text:p>
          </table:table-cell>
          <table:table-cell table:style-name="ce10" table:number-columns-repeated="3"/>
          <table:table-cell table:style-name="ce16"/>
          <table:table-cell table:style-name="ce19"/>
          <table:table-cell table:style-name="ce12"/>
          <table:table-cell table:style-name="ce1"/>
          <table:table-cell table:style-name="ce12" table:number-columns-repeated="2"/>
          <table:table-cell table:style-name="ce1"/>
          <table:table-cell table:number-columns-repeated="15"/>
          <table:table-cell table:style-name="ce12"/>
          <table:table-cell table:number-columns-repeated="996"/>
          <table:table-cell table:style-name="Default"/>
        </table:table-row>
        <table:table-row table:style-name="ro5">
          <table:table-cell table:style-name="ce5"/>
          <table:table-cell table:style-name="ce11"/>
          <table:table-cell table:style-name="ce14" office:value-type="string">
            <text:p><text:a xlink:href="python://total_beginning_debit()" xlink:type="simple">TotBeginDeb</text:a></text:p>
          </table:table-cell>
          <table:table-cell table:style-name="ce14" office:value-type="string">
            <text:p><text:a xlink:href="python://total_beginning_credit()" xlink:type="simple">TotBeginCr</text:a></text:p>
          </table:table-cell>
          <table:table-cell table:style-name="ce14" office:value-type="string">
            <text:p><text:a xlink:href="python://total_debit()" xlink:type="simple">TotDeb</text:a></text:p>
          </table:table-cell>
          <table:table-cell table:style-name="ce14" office:value-type="string">
            <text:p><text:a xlink:href="python://total_credit()" xlink:type="simple">TotCredit</text:a></text:p>
          </table:table-cell>
          <table:table-cell table:style-name="ce14" office:value-type="string">
            <text:p><text:a xlink:href="python://total_ending_debit()" xlink:type="simple">TotEndDeb</text:a></text:p>
          </table:table-cell>
          <table:table-cell table:style-name="ce14" office:value-type="string">
            <text:p><text:a xlink:href="python://total_ending_credit()" xlink:type="simple">TotEndCredit</text:a></text:p>
          </table:table-cell>
          <table:table-cell table:style-name="ce24" table:number-columns-repeated="2"/>
          <table:table-cell table:style-name="ce26" table:number-columns-repeated="16"/>
          <table:table-cell table:style-name="ce24"/>
          <table:table-cell table:style-name="ce26" table:number-columns-repeated="996"/>
          <table:table-cell table:style-name="ce27"/>
        </table:table-row>
        <table:table-row table:style-name="ro4" table:number-rows-repeated="1048560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P0" style:volatile="true">
      <number:number number:decimal-places="2" number:min-integer-digits="1" number:grouping="true"/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0000-00-00T11:28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5-01-08T11:28:49</dc:date>
    <meta:editing-duration>PT7H24M48S</meta:editing-duration>
    <meta:editing-cycles>73</meta:editing-cycles>
    <meta:generator>LibreOffice/4.0.2.2$Linux_x86 LibreOffice_project/400m0$Build-2</meta:generator>
    <meta:document-statistic meta:table-count="1" meta:cell-count="28" meta:object-count="0"/>
  </office:meta>
</office:document-meta>
</file>